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binary" manifest:full-path="layout-cache"/>
  <manifest:file-entry manifest:media-type="" manifest:full-path="Pictures/2000000700002501000017289726B36B.svm"/>
  <manifest:file-entry manifest:media-type="" manifest:full-path="Pictures/20000007000017C6000022D5446903F9.svm"/>
  <manifest:file-entry manifest:media-type="" manifest:full-path="Pictures/20000007000022A10000328BD4A7BB3C.svm"/>
  <manifest:file-entry manifest:media-type="" manifest:full-path="Pictures/200000070000492C00004A6A6BAB260C.svm"/>
  <manifest:file-entry manifest:media-type="" manifest:full-path="Pictures/2000000700003C5D00002EB87777812B.svm"/>
  <manifest:file-entry manifest:media-type="" manifest:full-path="Pictures/200000070000260A000027124A462CEC.svm"/>
  <manifest:file-entry manifest:media-type="" manifest:full-path="Pictures/200000070000293E00001D26AFACAA08.svm"/>
  <manifest:file-entry manifest:media-type="" manifest:full-path="Pictures/200000070000191E0000230AB6A4CDF9.svm"/>
  <manifest:file-entry manifest:media-type="" manifest:full-path="Pictures/20000007000022BB00002497B90A2D23.svm"/>
  <manifest:file-entry manifest:media-type="" manifest:full-path="Pictures/200000070000228600001D4134C10CFE.svm"/>
  <manifest:file-entry manifest:media-type="" manifest:full-path="Pictures/20000007000050000000314E5A91C583.svm"/>
  <manifest:file-entry manifest:media-type="" manifest:full-path="Pictures/20000007000021E700001CA219A2F265.svm"/>
  <manifest:file-entry manifest:media-type="" manifest:full-path="Pictures/200000070000362900002C08D9788135.svm"/>
  <manifest:file-entry manifest:media-type="" manifest:full-path="Pictures/2000000700002B4F000026DDDA6969C3.svm"/>
  <manifest:file-entry manifest:media-type="" manifest:full-path="Pictures/20000007000029F700002CA771A4537F.svm"/>
  <manifest:file-entry manifest:media-type="" manifest:full-path="Pictures/2000000700004103000021980AC056EC.svm"/>
  <manifest:file-entry manifest:media-type="" manifest:full-path="Pictures/20000007000024E700003060998A251F.svm"/>
  <manifest:file-entry manifest:media-type="" manifest:full-path="Pictures/20000007000029A80000332AF741E588.svm"/>
  <manifest:file-entry manifest:media-type="" manifest:full-path="Pictures/200000070000196E000019D8D90C4CAF.svm"/>
  <manifest:file-entry manifest:media-type="" manifest:full-path="Pictures/200000070000337900001FD62068B3F8.svm"/>
  <manifest:file-entry manifest:media-type="" manifest:full-path="Pictures/200000070000512100006426A2275712.svm"/>
  <manifest:file-entry manifest:media-type="" manifest:full-path="Pictures/20000007000045AA000040E9B4E57CA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979cm" fo:margin-left="0.166cm" fo:margin-right="0.429cm" table:align="margins" style:writing-mode="lr-tb"/>
    </style:style>
    <style:style style:name="Таблица2.A" style:family="table-column">
      <style:table-column-properties style:column-width="5.863cm" style:rel-column-width="21372*"/>
    </style:style>
    <style:style style:name="Таблица2.B" style:family="table-column">
      <style:table-column-properties style:column-width="7.606cm" style:rel-column-width="27722*"/>
    </style:style>
    <style:style style:name="Таблица2.C" style:family="table-column">
      <style:table-column-properties style:column-width="4.51cm" style:rel-column-width="16441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7cm" style:keep-together="true" fo:keep-together="auto"/>
    </style:style>
    <style:style style:name="Таблица2.3" style:family="table-row">
      <style:table-row-properties style:min-row-height="3.648cm" style:keep-together="true" fo:keep-together="auto"/>
    </style:style>
    <style:style style:name="Таблица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4" style:family="table-row">
      <style:table-row-properties style:min-row-height="16.642cm" style:keep-together="true" fo:keep-together="auto"/>
    </style:style>
    <style:style style:name="Таблица1" style:family="table">
      <style:table-properties style:width="18.283cm" fo:margin-left="0.166cm" fo:margin-right="0.125cm" table:align="margins" style:writing-mode="lr-tb"/>
    </style:style>
    <style:style style:name="Таблица1.A" style:family="table-column">
      <style:table-column-properties style:column-width="5.863cm" style:rel-column-width="21016*"/>
    </style:style>
    <style:style style:name="Таблица1.B" style:family="table-column">
      <style:table-column-properties style:column-width="7.604cm" style:rel-column-width="27257*"/>
    </style:style>
    <style:style style:name="Таблица1.C" style:family="table-column">
      <style:table-column-properties style:column-width="4.815cm" style:rel-column-width="17262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min-row-height="0.7cm" style:keep-together="true" fo:keep-together="auto"/>
    </style:style>
    <style:style style:name="Таблица1.3" style:family="table-row">
      <style:table-row-properties style:min-row-height="3.648cm" style:keep-together="true" fo:keep-together="auto"/>
    </style:style>
    <style:style style:name="Таблица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4" style:family="table-row">
      <style:table-row-properties style:min-row-height="3.043cm" style:keep-together="true" fo:keep-together="auto"/>
    </style:style>
    <style:style style:name="Таблица3" style:family="table">
      <style:table-properties style:width="18.283cm" fo:margin-left="0.166cm" fo:margin-right="0.125cm" table:align="margins" style:writing-mode="lr-tb"/>
    </style:style>
    <style:style style:name="Таблица3.A" style:family="table-column">
      <style:table-column-properties style:column-width="5.863cm" style:rel-column-width="21016*"/>
    </style:style>
    <style:style style:name="Таблица3.B" style:family="table-column">
      <style:table-column-properties style:column-width="7.604cm" style:rel-column-width="27257*"/>
    </style:style>
    <style:style style:name="Таблица3.C" style:family="table-column">
      <style:table-column-properties style:column-width="4.815cm" style:rel-column-width="17262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min-row-height="0.7cm" style:keep-together="true" fo:keep-together="auto"/>
    </style:style>
    <style:style style:name="Таблица3.3" style:family="table-row">
      <style:table-row-properties style:min-row-height="3.648cm" style:keep-together="true" fo:keep-together="auto"/>
    </style:style>
    <style:style style:name="Таблица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4" style:family="table-row">
      <style:table-row-properties style:min-row-height="3.043cm" style:keep-together="true" fo:keep-together="auto"/>
    </style:style>
    <style:style style:name="Таблица4" style:family="table">
      <style:table-properties style:width="18.283cm" fo:margin-left="0.166cm" fo:margin-right="0.125cm" table:align="margins" style:writing-mode="lr-tb"/>
    </style:style>
    <style:style style:name="Таблица4.A" style:family="table-column">
      <style:table-column-properties style:column-width="5.863cm" style:rel-column-width="21016*"/>
    </style:style>
    <style:style style:name="Таблица4.B" style:family="table-column">
      <style:table-column-properties style:column-width="7.604cm" style:rel-column-width="27257*"/>
    </style:style>
    <style:style style:name="Таблица4.C" style:family="table-column">
      <style:table-column-properties style:column-width="4.815cm" style:rel-column-width="17262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2" style:family="table-row">
      <style:table-row-properties style:min-row-height="0.7cm" style:keep-together="true" fo:keep-together="auto"/>
    </style:style>
    <style:style style:name="Таблица4.3" style:family="table-row">
      <style:table-row-properties style:min-row-height="3.648cm" style:keep-together="true" fo:keep-together="auto"/>
    </style:style>
    <style:style style:name="Таблица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4" style:family="table-row">
      <style:table-row-properties style:min-row-height="3.043cm" style:keep-together="true" fo:keep-together="auto"/>
    </style:style>
    <style:style style:name="Таблица5" style:family="table">
      <style:table-properties style:width="18.283cm" fo:margin-left="0.166cm" fo:margin-right="0.125cm" table:align="margins" style:writing-mode="lr-tb"/>
    </style:style>
    <style:style style:name="Таблица5.A" style:family="table-column">
      <style:table-column-properties style:column-width="5.863cm" style:rel-column-width="21016*"/>
    </style:style>
    <style:style style:name="Таблица5.B" style:family="table-column">
      <style:table-column-properties style:column-width="7.604cm" style:rel-column-width="27257*"/>
    </style:style>
    <style:style style:name="Таблица5.C" style:family="table-column">
      <style:table-column-properties style:column-width="4.815cm" style:rel-column-width="17262*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.2" style:family="table-row">
      <style:table-row-properties style:min-row-height="0.7cm" style:keep-together="true" fo:keep-together="auto"/>
    </style:style>
    <style:style style:name="Таблица5.3" style:family="table-row">
      <style:table-row-properties style:min-row-height="3.648cm" style:keep-together="true" fo:keep-together="auto"/>
    </style:style>
    <style:style style:name="Таблица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4" style:family="table-row">
      <style:table-row-properties style:min-row-height="3.043cm" style:keep-together="true" fo:keep-together="auto"/>
    </style:style>
    <style:style style:name="Таблица6" style:family="table">
      <style:table-properties style:width="18.283cm" fo:margin-left="0.166cm" fo:margin-right="0.125cm" table:align="margins" style:writing-mode="lr-tb"/>
    </style:style>
    <style:style style:name="Таблица6.A" style:family="table-column">
      <style:table-column-properties style:column-width="5.863cm" style:rel-column-width="21016*"/>
    </style:style>
    <style:style style:name="Таблица6.B" style:family="table-column">
      <style:table-column-properties style:column-width="7.604cm" style:rel-column-width="27257*"/>
    </style:style>
    <style:style style:name="Таблица6.C" style:family="table-column">
      <style:table-column-properties style:column-width="4.815cm" style:rel-column-width="17262*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.2" style:family="table-row">
      <style:table-row-properties style:min-row-height="0.7cm" style:keep-together="true" fo:keep-together="auto"/>
    </style:style>
    <style:style style:name="Таблица6.3" style:family="table-row">
      <style:table-row-properties style:min-row-height="3.648cm" style:keep-together="true" fo:keep-together="auto"/>
    </style:style>
    <style:style style:name="Таблица6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4" style:family="table-row">
      <style:table-row-properties style:min-row-height="0.794cm" style:keep-together="true" fo:keep-together="auto"/>
    </style:style>
    <style:style style:name="Таблица7" style:family="table">
      <style:table-properties style:width="18.283cm" fo:margin-left="0.166cm" fo:margin-right="0.125cm" table:align="margins" style:writing-mode="lr-tb"/>
    </style:style>
    <style:style style:name="Таблица7.A" style:family="table-column">
      <style:table-column-properties style:column-width="5.863cm" style:rel-column-width="21016*"/>
    </style:style>
    <style:style style:name="Таблица7.B" style:family="table-column">
      <style:table-column-properties style:column-width="7.604cm" style:rel-column-width="27257*"/>
    </style:style>
    <style:style style:name="Таблица7.C" style:family="table-column">
      <style:table-column-properties style:column-width="4.815cm" style:rel-column-width="17262*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.2" style:family="table-row">
      <style:table-row-properties style:min-row-height="0.7cm" style:keep-together="true" fo:keep-together="auto"/>
    </style:style>
    <style:style style:name="Таблица7.3" style:family="table-row">
      <style:table-row-properties style:min-row-height="3.648cm" style:keep-together="true" fo:keep-together="auto"/>
    </style:style>
    <style:style style:name="Таблица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4" style:family="table-row">
      <style:table-row-properties style:min-row-height="3.043cm" style:keep-together="true" fo:keep-together="auto"/>
    </style:style>
    <style:style style:name="Таблица8" style:family="table">
      <style:table-properties style:width="18.283cm" fo:margin-left="0.166cm" fo:margin-right="0.125cm" table:align="margins" style:writing-mode="lr-tb"/>
    </style:style>
    <style:style style:name="Таблица8.A" style:family="table-column">
      <style:table-column-properties style:column-width="5.863cm" style:rel-column-width="21016*"/>
    </style:style>
    <style:style style:name="Таблица8.B" style:family="table-column">
      <style:table-column-properties style:column-width="7.604cm" style:rel-column-width="27257*"/>
    </style:style>
    <style:style style:name="Таблица8.C" style:family="table-column">
      <style:table-column-properties style:column-width="4.815cm" style:rel-column-width="17262*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2" style:family="table-row">
      <style:table-row-properties style:min-row-height="0.7cm" style:keep-together="true" fo:keep-together="auto"/>
    </style:style>
    <style:style style:name="Таблица8.3" style:family="table-row">
      <style:table-row-properties style:min-row-height="3.648cm" style:keep-together="true" fo:keep-together="auto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4" style:family="table-row">
      <style:table-row-properties style:min-row-height="3.043cm" style:keep-together="true" fo:keep-together="auto"/>
    </style:style>
    <style:style style:name="Таблица9" style:family="table">
      <style:table-properties style:width="18.283cm" fo:margin-left="0.166cm" fo:margin-right="0.125cm" table:align="margins" style:writing-mode="lr-tb"/>
    </style:style>
    <style:style style:name="Таблица9.A" style:family="table-column">
      <style:table-column-properties style:column-width="5.863cm" style:rel-column-width="21016*"/>
    </style:style>
    <style:style style:name="Таблица9.B" style:family="table-column">
      <style:table-column-properties style:column-width="7.604cm" style:rel-column-width="27257*"/>
    </style:style>
    <style:style style:name="Таблица9.C" style:family="table-column">
      <style:table-column-properties style:column-width="4.815cm" style:rel-column-width="17262*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2" style:family="table-row">
      <style:table-row-properties style:min-row-height="0.7cm" style:keep-together="true" fo:keep-together="auto"/>
    </style:style>
    <style:style style:name="Таблица9.3" style:family="table-row">
      <style:table-row-properties style:min-row-height="3.648cm" style:keep-together="true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4" style:family="table-row">
      <style:table-row-properties style:min-row-height="3.043cm" style:keep-together="true" fo:keep-together="auto"/>
    </style:style>
    <style:style style:name="Таблица10" style:family="table">
      <style:table-properties style:width="18.283cm" fo:margin-left="0.166cm" fo:margin-right="0.125cm" table:align="margins" style:writing-mode="lr-tb"/>
    </style:style>
    <style:style style:name="Таблица10.A" style:family="table-column">
      <style:table-column-properties style:column-width="5.863cm" style:rel-column-width="21016*"/>
    </style:style>
    <style:style style:name="Таблица10.B" style:family="table-column">
      <style:table-column-properties style:column-width="7.604cm" style:rel-column-width="27257*"/>
    </style:style>
    <style:style style:name="Таблица10.C" style:family="table-column">
      <style:table-column-properties style:column-width="4.815cm" style:rel-column-width="17262*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2" style:family="table-row">
      <style:table-row-properties style:min-row-height="0.7cm" style:keep-together="true" fo:keep-together="auto"/>
    </style:style>
    <style:style style:name="Таблица10.3" style:family="table-row">
      <style:table-row-properties style:min-row-height="3.648cm" style:keep-together="true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4" style:family="table-row">
      <style:table-row-properties style:min-row-height="3.043cm" style:keep-together="true" fo:keep-together="auto"/>
    </style:style>
    <style:style style:name="Таблица11" style:family="table">
      <style:table-properties style:width="18.283cm" fo:margin-left="0.166cm" fo:margin-right="0.125cm" table:align="margins" style:writing-mode="lr-tb"/>
    </style:style>
    <style:style style:name="Таблица11.A" style:family="table-column">
      <style:table-column-properties style:column-width="5.863cm" style:rel-column-width="21016*"/>
    </style:style>
    <style:style style:name="Таблица11.B" style:family="table-column">
      <style:table-column-properties style:column-width="7.604cm" style:rel-column-width="27257*"/>
    </style:style>
    <style:style style:name="Таблица11.C" style:family="table-column">
      <style:table-column-properties style:column-width="4.815cm" style:rel-column-width="17262*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2" style:family="table-row">
      <style:table-row-properties style:min-row-height="0.7cm" style:keep-together="true" fo:keep-together="auto"/>
    </style:style>
    <style:style style:name="Таблица11.3" style:family="table-row">
      <style:table-row-properties style:min-row-height="3.648cm" style:keep-together="true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4" style:family="table-row">
      <style:table-row-properties style:min-row-height="3.043cm" style:keep-together="true" fo:keep-together="auto"/>
    </style:style>
    <style:style style:name="Таблица12" style:family="table">
      <style:table-properties style:width="18.283cm" fo:margin-left="0.166cm" fo:margin-right="0.125cm" table:align="margins" style:writing-mode="lr-tb"/>
    </style:style>
    <style:style style:name="Таблица12.A" style:family="table-column">
      <style:table-column-properties style:column-width="5.863cm" style:rel-column-width="21016*"/>
    </style:style>
    <style:style style:name="Таблица12.B" style:family="table-column">
      <style:table-column-properties style:column-width="7.604cm" style:rel-column-width="27257*"/>
    </style:style>
    <style:style style:name="Таблица12.C" style:family="table-column">
      <style:table-column-properties style:column-width="4.815cm" style:rel-column-width="17262*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2.2" style:family="table-row">
      <style:table-row-properties style:min-row-height="0.7cm" style:keep-together="true" fo:keep-together="auto"/>
    </style:style>
    <style:style style:name="Таблица12.3" style:family="table-row">
      <style:table-row-properties style:min-row-height="3.648cm" style:keep-together="true" fo:keep-together="auto"/>
    </style:style>
    <style:style style:name="Таблица1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4" style:family="table-row">
      <style:table-row-properties style:min-row-height="3.043cm" style:keep-together="true" fo:keep-together="auto"/>
    </style:style>
    <style:style style:name="Таблица13" style:family="table">
      <style:table-properties style:width="18.283cm" fo:margin-left="0.166cm" fo:margin-right="0.125cm" table:align="margins" style:writing-mode="lr-tb"/>
    </style:style>
    <style:style style:name="Таблица13.A" style:family="table-column">
      <style:table-column-properties style:column-width="5.863cm" style:rel-column-width="21016*"/>
    </style:style>
    <style:style style:name="Таблица13.B" style:family="table-column">
      <style:table-column-properties style:column-width="7.604cm" style:rel-column-width="27257*"/>
    </style:style>
    <style:style style:name="Таблица13.C" style:family="table-column">
      <style:table-column-properties style:column-width="4.815cm" style:rel-column-width="17262*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.2" style:family="table-row">
      <style:table-row-properties style:min-row-height="0.7cm" style:keep-together="true" fo:keep-together="auto"/>
    </style:style>
    <style:style style:name="Таблица13.3" style:family="table-row">
      <style:table-row-properties style:min-row-height="3.648cm" style:keep-together="true" fo:keep-together="auto"/>
    </style:style>
    <style:style style:name="Таблица1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4" style:family="table-row">
      <style:table-row-properties style:min-row-height="3.043cm" style:keep-together="true" fo:keep-together="auto"/>
    </style:style>
    <style:style style:name="P1" style:family="paragraph" style:parent-style-name="Standard">
      <style:text-properties fo:color="#ff0000"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9pt" fo:language="ru" fo:country="RU" fo:font-weight="bold" style:font-size-asian="9pt" style:font-weight-asian="bold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fo:language="ru" fo:country="RU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ru" fo:country="RU" fo:font-style="italic" style:font-size-asian="12pt" style:font-style-asian="italic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/>
    </style:style>
    <style:style style:name="P11" style:family="paragraph" style:parent-style-name="Standard"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style:text-underline-style="none" fo:font-weight="bold" style:font-size-asian="12pt" style:font-weight-asian="bold" style:font-size-complex="12pt"/>
    </style:style>
    <style:style style:name="P13" style:family="paragraph" style:parent-style-name="Standard">
      <style:text-properties fo:color="#000000" fo:font-size="12pt" fo:language="ru" fo:country="RU" fo:font-style="italic" style:font-name-asian="Times New Roman" style:font-size-asian="12pt" style:font-style-asian="italic" style:font-size-complex="12pt"/>
    </style:style>
    <style:style style:name="P14" style:family="paragraph" style:parent-style-name="Standard">
      <style:text-properties fo:color="#000000" fo:font-size="12pt" fo:language="ru" fo:country="RU" fo:font-style="normal" style:font-name-asian="Times New Roman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16" style:family="paragraph" style:parent-style-name="Standard">
      <style:paragraph-properties fo:margin-top="0.212cm" fo:margin-bottom="0.212cm" fo:text-align="center" style:justify-single-word="false"/>
      <style:text-properties fo:font-size="12pt" fo:language="ru" fo:country="RU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7.001cm" fo:margin-right="0cm" fo:text-indent="0cm" style:auto-text-indent="false"/>
      <style:text-properties fo:color="#000000" fo:font-size="14pt" fo:language="ru" fo:country="RU" style:font-name-asian="Times New Roman" style:font-size-asian="14pt" style:font-size-complex="14pt"/>
    </style:style>
    <style:style style:name="P18" style:family="paragraph" style:parent-style-name="Standard">
      <style:paragraph-properties fo:margin-left="7.001cm" fo:margin-right="0cm" fo:text-indent="0cm" style:auto-text-indent="false"/>
      <style:text-properties fo:color="#000000" fo:font-size="12pt" fo:language="ru" fo:country="RU" style:font-name-asian="Times New Roman" style:font-size-asian="12pt" style:font-size-complex="12pt"/>
    </style:style>
    <style:style style:name="P19" style:family="paragraph" style:parent-style-name="Без_20_интервала">
      <style:paragraph-properties fo:text-align="center" style:justify-single-word="false"/>
    </style:style>
    <style:style style:name="P20" style:family="paragraph" style:parent-style-name="Абзац_20_списка">
      <style:paragraph-properties fo:margin-left="0cm" fo:margin-right="0cm" fo:margin-top="0.106cm" fo:margin-bottom="0cm" fo:text-align="center" style:justify-single-word="false" fo:text-indent="0cm" style:auto-text-indent="false"/>
    </style:style>
    <style:style style:name="P21" style:family="paragraph" style:parent-style-name="Абзац_20_списка">
      <style:paragraph-properties fo:margin-left="0cm" fo:margin-right="0cm" fo:margin-top="0.106cm" fo:margin-bottom="0cm" fo:text-align="center" style:justify-single-word="false" fo:text-indent="0cm" style:auto-text-indent="false"/>
      <style:text-properties fo:font-size="12pt" fo:language="ru" fo:country="RU" style:font-size-asian="12pt" style:font-size-complex="14pt" style:font-weight-complex="bold"/>
    </style:style>
    <style:style style:name="P22" style:family="paragraph" style:parent-style-name="Абзац_20_списка">
      <style:paragraph-properties fo:margin-left="0cm" fo:margin-right="0cm" fo:margin-top="0.106cm" fo:margin-bottom="0cm" fo:text-align="justify" style:justify-single-word="false" fo:text-indent="0cm" style:auto-text-indent="false"/>
    </style:style>
    <style:style style:name="P23" style:family="paragraph" style:parent-style-name="Абзац_20_списка" style:list-style-name="WW8Num12">
      <style:paragraph-properties fo:margin-top="0.106cm" fo:margin-bottom="0cm" fo:text-align="justify" style:justify-single-word="false"/>
    </style:style>
    <style:style style:name="P24" style:family="paragraph" style:parent-style-name="Абзац_20_списка" style:list-style-name="WW8Num12">
      <style:paragraph-properties fo:margin-top="0.106cm" fo:margin-bottom="0cm" fo:text-align="justify" style:justify-single-word="false" style:snap-to-layout-grid="false"/>
    </style:style>
    <style:style style:name="P25" style:family="paragraph" style:parent-style-name="Абзац_20_списка" style:list-style-name="WW8Num12">
      <style:paragraph-properties fo:margin-top="0.106cm" fo:margin-bottom="0cm" fo:text-align="justify" style:justify-single-word="false" style:snap-to-layout-grid="false"/>
      <style:text-properties fo:language="ru" fo:country="RU"/>
    </style:style>
    <style:style style:name="P26" style:family="paragraph" style:parent-style-name="Абзац_20_списка" style:list-style-name="WW8Num12">
      <style:paragraph-properties fo:margin-left="0cm" fo:margin-right="0cm" fo:margin-top="0.106cm" fo:margin-bottom="0cm" fo:text-align="justify" style:justify-single-word="false" fo:text-indent="0cm" style:auto-text-indent="false"/>
    </style:style>
    <style:style style:name="P27" style:family="paragraph" style:parent-style-name="Абзац_20_списка" style:list-style-name="WW8Num12">
      <style:paragraph-properties fo:margin-left="0cm" fo:margin-right="0cm" fo:margin-top="0.106cm" fo:margin-bottom="0cm" fo:text-align="justify" style:justify-single-word="false" fo:text-indent="0cm" style:auto-text-indent="false"/>
      <style:text-properties fo:font-size="12pt" fo:language="ru" fo:country="RU" style:font-size-asian="12pt" style:font-size-complex="14pt" style:font-weight-complex="bold"/>
    </style:style>
    <style:style style:name="P28" style:family="paragraph" style:parent-style-name="Абзац_20_списка" style:list-style-name="WW8Num12">
      <style:paragraph-properties fo:margin-left="0cm" fo:margin-right="0cm" fo:margin-top="0.106cm" fo:margin-bottom="0cm" fo:text-align="justify" style:justify-single-word="false" fo:text-indent="0cm" style:auto-text-indent="false"/>
      <style:text-properties fo:language="ru" fo:country="RU"/>
    </style:style>
    <style:style style:name="T1" style:family="text">
      <style:text-properties fo:font-size="12pt" fo:language="ru" fo:country="RU" fo:font-style="italic" style:font-size-asian="12pt" style:font-style-asian="italic" style:font-size-complex="12pt"/>
    </style:style>
    <style:style style:name="T2" style:family="text">
      <style:text-properties fo:font-size="12pt" fo:language="ru" fo:country="RU" style:font-size-asian="12pt"/>
    </style:style>
    <style:style style:name="T3" style:family="text">
      <style:text-properties fo:font-size="12pt" fo:language="ru" fo:country="RU" style:font-size-asian="12pt" style:font-size-complex="14pt" style:font-weight-complex="bold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fo:language="ru" fo:country="RU"/>
    </style:style>
    <style:style style:name="T7" style:family="text">
      <style:text-properties fo:font-size="14pt" fo:language="ru" fo:country="RU" style:font-size-asian="14pt" style:font-size-complex="14pt" style:font-weight-complex="bold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from-top" fo:padding="0.026cm" fo:border="none" draw:ole-draw-aspect="1" draw:visible-area-top="0cm" draw:visible-area-width="8.155cm" draw:visible-area-height="11.306cm"/>
    </style:style>
    <style:style style:name="fr6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3.74cm" draw:visible-area-height="13.10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2.3">
          <table:table-cell table:style-name="Таблица2.A3" office:value-type="string">
            <text:p text:style-name="P7">Рассмотрено ПЦК </text:p>
            <text:p text:style-name="P13">Протокол № <text:s text:c="4"/>от <text:s text:c="7"/>2020 г.</text:p>
            <text:p text:style-name="P7"/>
            <text:p text:style-name="P7">Председатель __________ </text:p>
            <text:p text:style-name="P7"><text:s text:c="21"/>/Громова В.Н /</text:p>
          </table:table-cell>
          <table:table-cell table:style-name="Таблица2.A3" office:value-type="string">
            <text:p text:style-name="P12">Экзаменационный билет №1</text:p>
            <text:p text:style-name="Standard"><text:span text:style-name="T1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7"/>
            <text:p text:style-name="Standard"><text:span text:style-name="T1">Специальность </text:span><text:span text:style-name="T6">15.02.07</text:span></text:p>
          </table:table-cell>
          <table:table-cell table:style-name="Таблица2.A1" office:value-type="string">
            <text:p text:style-name="P13">Утверждаю</text:p>
            <text:p text:style-name="P13">Зам. директора по учебной работе</text:p>
            <text:p text:style-name="P13"/>
            <text:p text:style-name="P13">________Н.Н. Ковзель</text:p>
            <text:p text:style-name="P13"/>
            <text:p text:style-name="P13">«____»______2020 г.</text:p>
          </table:table-cell>
        </table:table-row>
        <table:table-row table:style-name="Таблица2.4">
          <table:table-cell table:style-name="Таблица2.A1" table:number-columns-spanned="3" office:value-type="string">
            <text:list xml:id="list7780032881503138200" text:style-name="WW8Num12">
              <text:list-item>
                <text:p text:style-name="P24"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item>
            </text:list>
            <text:p text:style-name="P19"><draw:frame draw:style-name="fr5" draw:name="Объект2" text:anchor-type="as-char" svg:y="-5.017cm" svg:width="14.065cm" svg:height="5.715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      <text:list xml:id="list26338461" text:continue-numbering="true" text:style-name="WW8Num12">
              <text:list-item>
                <text:p text:style-name="P23"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item>
            </text:list>
            <text:p text:style-name="P21"><draw:frame draw:style-name="fr6" draw:name="Объект3" text:anchor-type="as-char" svg:width="13.746cm" svg:height="5.068cm" draw:z-index="1"><draw:object-ole xlink:href="./Object 2" xlink:type="simple" xlink:show="embed" xlink:actuate="onLoad"/><draw:image xlink:href="./ObjectReplacements/Object 2" xlink:type="simple" xlink:show="embed" xlink:actuate="onLoad"/></draw:frame></text:p>
            <text:p text:style-name="P20"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><text:soft-page-break/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 /</text:p>
          </table:table-cell>
          <table:table-cell table:style-name="Таблица1.A3" office:value-type="string">
            <text:p text:style-name="P10">Экзаменационный билет №2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1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1.4">
          <table:table-cell table:style-name="Таблица1.A1" table:number-columns-spanned="3" office:value-type="string">
            <text:list xml:id="list26322514" text:continue-numbering="true" text:style-name="WW8Num12">
              <text:list-header>
                <text:p text:style-name="P24"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6"><draw:frame draw:style-name="fr1" draw:name="Графический объект1" text:anchor-type="paragraph" svg:width="17.598cm" svg:height="7.865cm" draw:z-index="2"><draw:image xlink:href="Pictures/20000007000050000000314E5A91C583.svm" xlink:type="simple" xlink:show="embed" xlink:actuate="onLoad"/></draw:frame><draw:frame draw:style-name="fr2" draw:name="Графический объект2" text:anchor-type="paragraph" svg:x="5.973cm" svg:y="9.024cm" svg:width="7.398cm" svg:height="4.399cm" draw:z-index="3"><draw:image xlink:href="Pictures/200000070000228600001D4134C10CFE.svm" xlink:type="simple" xlink:show="embed" xlink:actuate="onLoad"/></draw:frame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1"/>
            <text:p text:style-name="P20"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><text:soft-page-break/></text:p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3.2">
          <table:table-cell table:style-name="Таблица3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 /</text:p>
          </table:table-cell>
          <table:table-cell table:style-name="Таблица3.A3" office:value-type="string">
            <text:p text:style-name="P10">Экзаменационный билет №<text:span text:style-name="T8">3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3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3.4">
          <table:table-cell table:style-name="Таблица3.A1" table:number-columns-spanned="3" office:value-type="string">
            <text:list xml:id="list26345332" text:continue-numbering="true" text:style-name="WW8Num12">
              <text:list-header>
                <text:p text:style-name="P24"><draw:frame draw:style-name="fr3" draw:name="Графический объект3" text:anchor-type="paragraph" svg:x="0.63cm" svg:y="1.242cm" svg:width="16.642cm" svg:height="4.838cm" draw:z-index="4"><draw:image xlink:href="Pictures/2000000700004103000021980AC056EC.svm" xlink:type="simple" xlink:show="embed" xlink:actuate="onLoad"/></draw:frame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6"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1"><draw:frame draw:style-name="fr3" draw:name="Графический объект4" text:anchor-type="paragraph" svg:x="4.517cm" svg:y="0.325cm" svg:width="10.506cm" svg:height="6.973cm" draw:z-index="5"><draw:image xlink:href="Pictures/20000007000022A10000328BD4A7BB3C.svm" xlink:type="simple" xlink:show="embed" xlink:actuate="onLoad"/></draw:frame></text:p>
            <text:p text:style-name="P20"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><text:soft-page-break/>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4.2">
          <table:table-cell table:style-name="Таблица4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 /</text:p>
          </table:table-cell>
          <table:table-cell table:style-name="Таблица4.A3" office:value-type="string">
            <text:p text:style-name="P10">Экзаменационный билет №<text:span text:style-name="T8">4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4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4.4">
          <table:table-cell table:style-name="Таблица4.A1" table:number-columns-spanned="3" office:value-type="string">
            <text:list xml:id="list26348127" text:continue-numbering="true" text:style-name="WW8Num12">
              <text:list-header>
                <text:p text:style-name="P24"><draw:frame draw:style-name="fr3" draw:name="Графический объект5" text:anchor-type="paragraph" svg:x="4.322cm" svg:y="1.097cm" svg:width="8.892cm" svg:height="4.987cm" draw:z-index="6"><draw:image xlink:href="Pictures/20000007000022BB00002497B90A2D23.svm" xlink:type="simple" xlink:show="embed" xlink:actuate="onLoad"/></draw:frame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6"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1"><draw:frame draw:style-name="fr1" draw:name="Графический объект6" text:anchor-type="paragraph" svg:width="6.429cm" svg:height="5.708cm" draw:z-index="7"><draw:image xlink:href="Pictures/200000070000191E0000230AB6A4CDF9.svm" xlink:type="simple" xlink:show="embed" xlink:actuate="onLoad"/></draw:frame></text:p>
            <text:p text:style-name="P20"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5.2">
          <table:table-cell table:style-name="Таблица5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5.3">
          <table:table-cell table:style-name="Таблица5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 /</text:p>
          </table:table-cell>
          <table:table-cell table:style-name="Таблица5.A3" office:value-type="string">
            <text:p text:style-name="P10">Экзаменационный билет №<text:span text:style-name="T8">4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5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5.4">
          <table:table-cell table:style-name="Таблица5.A1" table:number-columns-spanned="3" office:value-type="string">
            <text:list xml:id="list26351626" text:continue-numbering="true" text:style-name="WW8Num12">
              <text:list-header>
                <text:p text:style-name="P24"><draw:frame draw:style-name="fr3" draw:name="Графический объект7" text:anchor-type="paragraph" svg:x="4.322cm" svg:y="1.097cm" svg:width="8.892cm" svg:height="4.987cm" draw:z-index="8"><draw:image xlink:href="Pictures/20000007000022BB00002497B90A2D23.svm" xlink:type="simple" xlink:show="embed" xlink:actuate="onLoad"/></draw:frame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6"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1"><draw:frame draw:style-name="fr1" draw:name="Графический объект8" text:anchor-type="paragraph" svg:width="8.188cm" svg:height="6.085cm" draw:z-index="9"><draw:image xlink:href="Pictures/200000070000191E0000230AB6A4CDF9.svm" xlink:type="simple" xlink:show="embed" xlink:actuate="onLoad"/></draw:frame></text:p>
            <text:p text:style-name="P20"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6.2">
          <table:table-cell table:style-name="Таблица6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6.3">
          <table:table-cell table:style-name="Таблица6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 /</text:p>
          </table:table-cell>
          <table:table-cell table:style-name="Таблица6.A3" office:value-type="string">
            <text:p text:style-name="P10">Экзаменационный билет №<text:span text:style-name="T8">5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6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6.4">
          <table:table-cell table:style-name="Таблица6.A1" table:number-columns-spanned="3" office:value-type="string">
            <text:list xml:id="list26335025" text:continue-numbering="true" text:style-name="WW8Num12">
              <text:list-header>
                <text:p text:style-name="P24"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6"><draw:frame draw:style-name="fr3" draw:name="Графический объект9" text:anchor-type="paragraph" svg:x="6.315cm" svg:y="0.079cm" svg:width="6.085cm" svg:height="5.766cm" draw:z-index="10"><draw:image xlink:href="Pictures/20000007000017C6000022D5446903F9.svm" xlink:type="simple" xlink:show="embed" xlink:actuate="onLoad"/></draw:frame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7"><draw:frame draw:style-name="fr1" draw:name="Графический объект10" text:anchor-type="paragraph" svg:width="10.744cm" svg:height="5.239cm" draw:z-index="11"><draw:image xlink:href="Pictures/20000007000029F700002CA771A4537F.svm" xlink:type="simple" xlink:show="embed" xlink:actuate="onLoad"/></draw:frame></text:p>
              </text:list-header>
            </text:list>
            <text:p text:style-name="P20"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18"/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/>
      <text:p text:style-name="P1"><text:soft-page-break/></text:p>
      <text:p text:style-name="P1"/>
      <text:p text:style-name="P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7.2">
          <table:table-cell table:style-name="Таблица7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7.3">
          <table:table-cell table:style-name="Таблица7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 /</text:p>
          </table:table-cell>
          <table:table-cell table:style-name="Таблица7.A3" office:value-type="string">
            <text:p text:style-name="P10">Экзаменационный билет №<text:span text:style-name="T8">6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7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7.4">
          <table:table-cell table:style-name="Таблица7.A1" table:number-columns-spanned="3" office:value-type="string">
            <text:list xml:id="list26332485" text:continue-numbering="true" text:style-name="WW8Num12">
              <text:list-header>
                <text:p text:style-name="P24"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6"><draw:frame draw:style-name="fr3" draw:name="Графический объект11" text:anchor-type="paragraph" svg:x="3.687cm" svg:y="0cm" svg:width="7.368cm" svg:height="4.048cm" draw:z-index="12"><draw:image xlink:href="Pictures/200000070000362900002C08D9788135.svm" xlink:type="simple" xlink:show="embed" xlink:actuate="onLoad"/></draw:frame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1"><draw:frame draw:style-name="fr4" draw:name="Графический объект12" text:anchor-type="paragraph" svg:width="8.042cm" svg:height="6.969cm" draw:z-index="13"><draw:image xlink:href="Pictures/200000070000492C00004A6A6BAB260C.svm" xlink:type="simple" xlink:show="embed" xlink:actuate="onLoad"/></draw:frame></text:p>
            <text:p text:style-name="P20"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8.2">
          <table:table-cell table:style-name="Таблица8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. /</text:p>
          </table:table-cell>
          <table:table-cell table:style-name="Таблица8.A3" office:value-type="string">
            <text:p text:style-name="P10">Экзаменационный билет №<text:span text:style-name="T8">7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8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8.4">
          <table:table-cell table:style-name="Таблица8.A1" table:number-columns-spanned="3" office:value-type="string">
            <text:list xml:id="list26333375" text:continue-numbering="true" text:style-name="WW8Num12">
              <text:list-header>
                <text:p text:style-name="P24"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5"><draw:frame draw:style-name="fr4" draw:name="Графический объект13" text:anchor-type="paragraph" svg:width="7.295cm" svg:height="4.651cm" draw:z-index="14"><draw:image xlink:href="Pictures/20000007000045AA000040E9B4E57CA2.svm" xlink:type="simple" xlink:show="embed" xlink:actuate="onLoad"/></draw:frame></text:p>
                <text:p text:style-name="P26"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0"><draw:frame draw:style-name="fr3" draw:name="Графический объект14" text:anchor-type="paragraph" svg:x="5.473cm" svg:y="0.019cm" svg:width="6.511cm" svg:height="5.228cm" draw:z-index="15"><draw:image xlink:href="Pictures/200000070000196E000019D8D90C4CAF.svm" xlink:type="simple" xlink:show="embed" xlink:actuate="onLoad"/></draw:frame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/>
      <text:p text:style-name="P1"/>
      <text:p text:style-name="P1"/>
      <text:p text:style-name="P1"><text:soft-page-break/></text:p>
      <text:p text:style-name="P2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9.2">
          <table:table-cell table:style-name="Таблица9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9.3">
          <table:table-cell table:style-name="Таблица9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. /</text:p>
          </table:table-cell>
          <table:table-cell table:style-name="Таблица9.A3" office:value-type="string">
            <text:p text:style-name="P10">Экзаменационный билет №<text:span text:style-name="T8">8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9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9.4">
          <table:table-cell table:style-name="Таблица9.A1" table:number-columns-spanned="3" office:value-type="string">
            <text:list xml:id="list26335639" text:continue-numbering="true" text:style-name="WW8Num12">
              <text:list-header>
                <text:p text:style-name="P24"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5"><draw:frame draw:style-name="fr4" draw:name="Графический объект15" text:anchor-type="paragraph" svg:width="8.532cm" svg:height="3.189cm" draw:z-index="16"><draw:image xlink:href="Pictures/200000070000293E00001D26AFACAA08.svm" xlink:type="simple" xlink:show="embed" xlink:actuate="onLoad"/></draw:frame></text:p>
                <text:p text:style-name="P26"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0"><draw:frame draw:style-name="fr3" draw:name="Графический объект16" text:anchor-type="paragraph" svg:x="4.48cm" svg:y="0.141cm" svg:width="11.989cm" svg:height="9.065cm" draw:z-index="17"><draw:image xlink:href="Pictures/20000007000024E700003060998A251F.svm" xlink:type="simple" xlink:show="embed" xlink:actuate="onLoad"/></draw:frame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><text:soft-page-break/>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10.2">
          <table:table-cell table:style-name="Таблица10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10.3">
          <table:table-cell table:style-name="Таблица10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. /</text:p>
          </table:table-cell>
          <table:table-cell table:style-name="Таблица10.A3" office:value-type="string">
            <text:p text:style-name="P10">Экзаменационный билет №<text:span text:style-name="T8">9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10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10.4">
          <table:table-cell table:style-name="Таблица10.A1" table:number-columns-spanned="3" office:value-type="string">
            <text:list xml:id="list26345289" text:continue-numbering="true" text:style-name="WW8Num12">
              <text:list-header>
                <text:p text:style-name="P24"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5"><draw:frame draw:style-name="fr3" draw:name="Графический объект17" text:anchor-type="paragraph" svg:x="4.581cm" svg:y="0.365cm" svg:width="8.468cm" svg:height="4.994cm" draw:z-index="18"><draw:image xlink:href="Pictures/2000000700002B4F000026DDDA6969C3.svm" xlink:type="simple" xlink:show="embed" xlink:actuate="onLoad"/></draw:frame></text:p>
                <text:p text:style-name="P26"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0"><draw:frame draw:style-name="fr3" draw:name="Графический объект18" text:anchor-type="paragraph" svg:x="8.001cm" svg:y="0.224cm" svg:width="7.472cm" svg:height="5.368cm" draw:z-index="19"><draw:image xlink:href="Pictures/20000007000029A80000332AF741E588.svm" xlink:type="simple" xlink:show="embed" xlink:actuate="onLoad"/></draw:frame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/>
      <text:p text:style-name="P1"/>
      <text:p text:style-name="P1"/>
      <text:p text:style-name="P1"><text:soft-page-break/></text:p>
      <text:p text:style-name="P2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11.2">
          <table:table-cell table:style-name="Таблица11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11.3">
          <table:table-cell table:style-name="Таблица11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. /</text:p>
          </table:table-cell>
          <table:table-cell table:style-name="Таблица11.A3" office:value-type="string">
            <text:p text:style-name="P10">Экзаменационный билет №<text:span text:style-name="T8">10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11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11.4">
          <table:table-cell table:style-name="Таблица11.A1" table:number-columns-spanned="3" office:value-type="string">
            <text:list xml:id="list26322105" text:continue-numbering="true" text:style-name="WW8Num12">
              <text:list-header>
                <text:p text:style-name="P24"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6"><draw:frame draw:style-name="fr3" draw:name="Графический объект19" text:anchor-type="paragraph" svg:x="5.355cm" svg:y="0.224cm" svg:width="7.19cm" svg:height="6.228cm" draw:z-index="20"><draw:image xlink:href="Pictures/200000070000260A000027124A462CEC.svm" xlink:type="simple" xlink:show="embed" xlink:actuate="onLoad"/></draw:frame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2"><draw:frame draw:style-name="fr1" draw:name="Графический объект20" text:anchor-type="paragraph" svg:width="9.474cm" svg:height="5.928cm" draw:z-index="21"><draw:image xlink:href="Pictures/2000000700002501000017289726B36B.svm" xlink:type="simple" xlink:show="embed" xlink:actuate="onLoad"/></draw:frame></text:p>
            <text:p text:style-name="P20"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<text:s/>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><text:soft-page-break/></text:p>
      <text:p text:style-name="P2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12.2">
          <table:table-cell table:style-name="Таблица12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12.3">
          <table:table-cell table:style-name="Таблица12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. /</text:p>
          </table:table-cell>
          <table:table-cell table:style-name="Таблица12.A3" office:value-type="string">
            <text:p text:style-name="P10">Экзаменационный билет №<text:span text:style-name="T8">11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12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12.4">
          <table:table-cell table:style-name="Таблица12.A1" table:number-columns-spanned="3" office:value-type="string">
            <text:list xml:id="list26325277" text:continue-numbering="true" text:style-name="WW8Num12">
              <text:list-header>
                <text:p text:style-name="P24"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6"><draw:frame draw:style-name="fr3" draw:name="Графический объект21" text:anchor-type="paragraph" svg:x="5.884cm" svg:y="0.041cm" svg:width="9.343cm" svg:height="5.86cm" draw:z-index="23"><draw:image xlink:href="Pictures/2000000700003C5D00002EB87777812B.svm" xlink:type="simple" xlink:show="embed" xlink:actuate="onLoad"/></draw:frame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</text:list-header>
            </text:list>
            <text:p text:style-name="P20"><draw:frame draw:style-name="fr4" draw:name="Графический объект22" text:anchor-type="paragraph" svg:width="10.827cm" svg:height="6.925cm" draw:z-index="22"><draw:image xlink:href="Pictures/200000070000512100006426A2275712.svm" xlink:type="simple" xlink:show="embed" xlink:actuate="onLoad"/></draw:frame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><text:soft-page-break/></text:p>
      <text:p text:style-name="P2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table:number-columns-spanned="3" office:value-type="string">
            <text:p text:style-name="P4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text:s/>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6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13.2">
          <table:table-cell table:style-name="Таблица13.A1" table:number-columns-spanned="3" office:value-type="string">
            <text:p text:style-name="P16">Весенняя экзаменационная сессия <text:s/>2020 года</text:p>
          </table:table-cell>
          <table:covered-table-cell/>
          <table:covered-table-cell/>
        </table:table-row>
        <table:table-row table:style-name="Таблица13.3">
          <table:table-cell table:style-name="Таблица13.A3" office:value-type="string">
            <text:p text:style-name="P9">Рассмотрено ПЦК </text:p>
            <text:p text:style-name="P14">Протокол № <text:s text:c="5"/>от <text:s text:c="8"/>2020 г.</text:p>
            <text:p text:style-name="P9"/>
            <text:p text:style-name="P9">Председатель __________ </text:p>
            <text:p text:style-name="P9"><text:s text:c="21"/>/Громова В.Н. /</text:p>
          </table:table-cell>
          <table:table-cell table:style-name="Таблица13.A3" office:value-type="string">
            <text:p text:style-name="P10">Экзаменационный билет №<text:span text:style-name="T8">12</text:span></text:p>
            <text:p text:style-name="P15"><text:span text:style-name="T4">по: МДК 03.01 </text:span><text:span text:style-name="T6">Теоретические основы технического обслуживания и эксплуатации <text:s/>автоматических и мехатронных систем управления</text:span></text:p>
            <text:p text:style-name="P11"/>
            <text:p text:style-name="P15"><text:span text:style-name="T4">Специальность </text:span><text:span text:style-name="T6">15.02.07</text:span></text:p>
          </table:table-cell>
          <table:table-cell table:style-name="Таблица13.A1" office:value-type="string">
            <text:p text:style-name="P14">Утверждаю</text:p>
            <text:p text:style-name="P14">Зам. директора по учебной работе</text:p>
            <text:p text:style-name="P14"/>
            <text:p text:style-name="P14">________Н.Н. Ковзель</text:p>
            <text:p text:style-name="P14"/>
            <text:p text:style-name="P14">«____»______2020 г.</text:p>
          </table:table-cell>
        </table:table-row>
        <table:table-row table:style-name="Таблица13.4">
          <table:table-cell table:style-name="Таблица13.A1" table:number-columns-spanned="3" office:value-type="string">
            <text:list xml:id="list26352931" text:continue-numbering="true" text:style-name="WW8Num12">
              <text:list-header>
                <text:p text:style-name="P24"><draw:frame draw:style-name="fr3" draw:name="Графический объект23" text:anchor-type="paragraph" svg:x="2.362cm" svg:y="1.466cm" svg:width="13.176cm" svg:height="8.149cm" draw:z-index="24"><draw:image xlink:href="Pictures/200000070000337900001FD62068B3F8.svm" xlink:type="simple" xlink:show="embed" xlink:actuate="onLoad"/></draw:frame><text:span text:style-name="T5">1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6"><text:span text:style-name="T5">2 </text:span><text:span text:style-name="T2">Оценить <text:s/>эффективность тех. решений моделируя в САПР. Описать особенности и назначение элементов</text:span><text:span text:style-name="T6">. </text:span></text:p>
                <text:p text:style-name="P28"><draw:frame draw:style-name="fr4" draw:name="Графический объект24" text:anchor-type="paragraph" svg:width="6.122cm" svg:height="3.309cm" draw:z-index="25"><draw:image xlink:href="Pictures/20000007000021E700001CA219A2F265.svm" xlink:type="simple" xlink:show="embed" xlink:actuate="onLoad"/></draw:frame></text:p>
              </text:list-header>
            </text:list>
            <text:p text:style-name="P20"><text:span text:style-name="T3">Требования: </text:span><text:span text:style-name="T7">уметь</text:span><text:span text:style-name="T3"> к </text:span><text:span text:style-name="T7">ПК с САПР <text:s/></text:span><text:span text:style-name="T3"><text:s text:c="2"/>подключиться дистанционно .</text:span></text:p>
            <text:p text:style-name="P17"/>
            <text:p text:style-name="P18">Преподаватель ______________ / <text:s/>Храмов А. А /</text:p>
            <text:p text:style-name="P8"/>
          </table:table-cell>
          <table:covered-table-cell/>
          <table:covered-table-cell/>
        </table:table-row>
      </table:table>
      <text:p text:style-name="P2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Times New Roman" fo:font-size="12pt" fo:language="ru" fo:country="RU" style:font-name-asian="Calibri" style:font-size-asian="12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2z0" style:family="text">
      <style:text-properties fo:font-size="14pt" fo:language="ru" fo:country="RU" style:font-size-asian="14pt" style:font-size-complex="11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66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0.4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3M55S</meta:editing-duration>
    <meta:editing-cycles>26</meta:editing-cycles>
    <meta:generator>OpenOffice/4.1.6$Win32 OpenOffice.org_project/416m1$Build-9790</meta:generator>
    <dc:date>2020-03-15T06:12:13.54</dc:date>
    <dc:creator>S S</dc:creator>
    <meta:document-statistic meta:table-count="13" meta:image-count="24" meta:object-count="2" meta:page-count="14" meta:paragraph-count="262" meta:word-count="1508" meta:character-count="13215"/>
    <meta:user-defined meta:name="Info 1"/>
    <meta:user-defined meta:name="Info 2"/>
    <meta:user-defined meta:name="Info 3"/>
    <meta:user-defined meta:name="Info 4"/>
  </office:meta>
</office:document-meta>
</file>